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line-height="200%" fo:text-align="center" style:justify-single-word="false"/>
      <style:text-properties style:font-name="Times New Roman" officeooo:paragraph-rsid="001b2ca9"/>
    </style:style>
    <style:style style:name="P2" style:family="paragraph" style:parent-style-name="Standard">
      <style:paragraph-properties fo:line-height="200%" fo:text-align="start" style:justify-single-word="false"/>
      <style:text-properties style:font-name="Times New Roman" officeooo:paragraph-rsid="001b2ca9"/>
    </style:style>
    <style:style style:name="P3" style:family="paragraph" style:parent-style-name="Standard">
      <style:paragraph-properties fo:text-align="center" style:justify-single-word="false"/>
      <style:text-properties style:font-name="Times New Roman" officeooo:paragraph-rsid="001b2ca9"/>
    </style:style>
    <style:style style:name="P4" style:family="paragraph" style:parent-style-name="Standard">
      <style:paragraph-properties fo:line-height="200%" fo:text-align="center" style:justify-single-word="false"/>
      <style:text-properties style:font-name="Times New Roman" officeooo:rsid="001a6e3c" officeooo:paragraph-rsid="001b2ca9"/>
    </style:style>
    <style:style style:name="P5" style:family="paragraph" style:parent-style-name="Standard">
      <style:paragraph-properties fo:line-height="200%" fo:text-align="center" style:justify-single-word="false"/>
      <style:text-properties style:font-name="Times New Roman" officeooo:rsid="001b2ca9" officeooo:paragraph-rsid="001b2ca9"/>
    </style:style>
    <style:style style:name="P6" style:family="paragraph" style:parent-style-name="Standard">
      <style:paragraph-properties fo:line-height="200%" fo:text-align="start" style:justify-single-word="false"/>
      <style:text-properties officeooo:paragraph-rsid="001b2ca9"/>
    </style:style>
    <style:style style:name="T1" style:family="text">
      <style:text-properties officeooo:rsid="001b2ca9"/>
    </style:style>
    <style:style style:name="T2" style:family="text">
      <style:text-properties officeooo:rsid="001be263"/>
    </style:style>
    <style:style style:name="T3" style:family="text">
      <style:text-properties style:font-name="Times New Roman" officeooo:rsid="001be263"/>
    </style:style>
    <style:style style:name="T4" style:family="text">
      <style:text-properties style:font-name="Times New Roman" officeooo:rsid="001d5729"/>
    </style:style>
    <style:style style:name="T5" style:family="text">
      <style:text-properties style:font-name="Times New Roman" officeooo:rsid="001dffe7"/>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874in" fo:text-indent="-0.25in" fo:margin-left="1.2874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5374in" fo:text-indent="-0.25in" fo:margin-left="1.5374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7874in" fo:text-indent="-0.25in" fo:margin-left="1.7874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0374in" fo:text-indent="-0.25in" fo:margin-left="2.0374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2874in" fo:text-indent="-0.25in" fo:margin-left="2.287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5374in" fo:text-indent="-0.25in" fo:margin-left="2.5374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7874in" fo:text-indent="-0.25in" fo:margin-left="2.7874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3.0374in" fo:text-indent="-0.25in" fo:margin-left="3.0374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3.2874in" fo:text-indent="-0.25in" fo:margin-left="3.2874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5374in" fo:text-indent="-0.25in" fo:margin-left="3.5374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Project <text:span text:style-name="T1">Two Design Defense</text:span></text:p>
      <text:p text:style-name="P4">Liam Nunes</text:p>
      <text:p text:style-name="P4">CS-370</text:p>
      <text:p text:style-name="P4">SNHU</text:p>
      <text:p text:style-name="P4"/>
      <text:p text:style-name="P5"/>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text:tab/><text:span text:style-name="T1">In this project we utilized machine learning to train an AI to complete a maze. The process that it takes to train an AI to accomplish this task is both very different, and yet still quite similar to how a human would approach it. This is due to the intrinsic differences in how machines and human learn. The biggest difference in humans approach to learning, as opposed to an AI, is that humans can learn for the sake of learning or any other goal that they might set out for themselves, greatly increasing the breadth of what they cab learn. In contrast an AI can only learn what is instructed to, this means that if given the same set of data to learn from, the human will likely learn more due to the fact that they can potentially absorb any information from that data, whereas a AI will be looking for something specific. But with that specificity comes certain advantages for the AI. The AI will retain all of the information it learns from that data and will not “forget” any of it like a human would. </text:span><text:span text:style-name="T2">This means that while an AI might be able to be trained to be better than a human at a specific task, the human will be better at far more tasks as a whole. The other main difference is in hardware. The human brain is an incredible machine capable of storing incredible amounts of data, as well as utilizing that data for any number of connections and ideas. Whereas even with the best technology available an AI is limited in the amount of data it can store and the number of connections it can make.</text:span></text:p>
      <text:p text:style-name="P6"><text:span text:style-name="T3">In regards to this project, the way that the AI was trained to complete the maze was that it was made to run many iterations and when it found the exit and it was rewarded, and the faster it found the exit it was rewarded more. This prompted the AI to experiment with not only a route it found that could reach the target, but after it found that route it would tweak and optimize that route until it found the fastest one. This takes many iterations for the AI to accomplish and has certain limitations, such as if the maze was changed, but using this approach the AI is almost guaranteed to learn the most optimal path. A human would approach the situation in a similar way, but they would do so more internally and without the same need for training. A human would either look at the map if available or wander around until it found the goal. If the human had a map, they would likely run through iterations in their head, essentially training themselves in similar way, to learn the path to the exit. That process would likely be </text:span><text:soft-page-break/><text:span text:style-name="T3">faster though, as the human is able to take in more data and would have an idea as to their relation to the goal and the surroundings of each. The other approach, without a map, the human would pick a direction at random and backtrack if they didn’t make it. They would be able to use the knowledge of their previous paths so that they don’t go down a path previously traveled, and would likely develop some form of internal map to prevent themselves from picking completely at random. The approaches are somewhat similar in <text:s/>that it involves random movements and learning from those movements, but the humans ability to take in more information at once would make the process significantly easier and faster for a human mind.</text:span></text:p>
      <text:p text:style-name="P6"><text:span text:style-name="T3"><text:tab/></text:span><text:span text:style-name="T4">For the intelligence agent, it chooses the path during the learning process based on either exploitation or exploration. Exploration is when the AI is randomly choosing a path and hoping to find the exit, this is what the AI starts off doing and it has the potential of discovering the best path immediately, failing, and anything in between. Exploitation on the other hand is utilizing a know path discoverer thorough exploration and attempting to optimize it to make it more efficient. </text:span><text:span text:style-name="T5">The AI should ideally utilize a combination of the two, that way it can discover as many paths to the end goal as possible through exploitation then exploit those paths to optimized the path. By encouraging the speed of the AI and rewarding it better for finding the end goal in as few moves as possible, while utilizing both exploration and exploitation, the AI develops a known path that will allow it to succeed in the most efficient way possible. </text:span></text:p>
      <text:p text:style-name="P6"><text:span text:style-name="T5"><text:tab/>Without algorithms being used to implement the deep Q-learning the AI would be blindly trying to find the exit and once it did it would always follow that path. By creating the training algorithms we are not only able to make the AI want to find the most direct path, but we are also able to better direct it as to how. Rather then just completely blindly following a path it can use the Q-learning algorithms to learn from its past moves and try to improve on them. It is able to determine what successes it has had and use the algorithms to tweak the path it took in order to try to make that success even better then it was, learning from each tweak and learning if it made it faster or slower then </text:span><text:soft-page-break/><text:span text:style-name="T5">adopting it or discarding it as necessary. It does this using the artificial neural networks that it stores its data in. utilizing the network the AI forms data points and connections, and the AI learns which connections and which data it needs to use to achieve its goals.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6-25T22:36:41.619000000</dc:date>
    <meta:editing-duration>PT8M58S</meta:editing-duration>
    <meta:editing-cycles>2</meta:editing-cycles>
    <meta:generator>LibreOffice/7.3.7.2$Windows_X86_64 LibreOffice_project/e114eadc50a9ff8d8c8a0567d6da8f454beeb84f</meta:generator>
    <meta:document-statistic meta:table-count="0" meta:image-count="0" meta:object-count="0" meta:page-count="4" meta:paragraph-count="8" meta:word-count="955" meta:character-count="5235" meta:non-whitespace-character-count="4282"/>
  </office:meta>
</office:document-meta>
</file>